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36788256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36788256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55:30.256780625</dc:date>
    <meta:editing-duration>PT22H55M15S</meta:editing-duration>
    <meta:editing-cycles>89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10" meta:character-count="957" meta:non-whitespace-character-count="871"/>
  </office:meta>
</office:document-meta>
</file>